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Normal" style:family="paragraph">
      <style:paragraph-properties fo:text-align="center"/>
      <style:text-properties fo:font-weight="bold" style:font-weight-asian="bold" style:font-weight-complex="bold" fo:font-size="28pt" style:font-size-asian="28pt" style:font-size-complex="28pt"/>
    </style:style>
    <style:style style:name="P3" style:parent-style-name="Normal" style:family="paragraph">
      <style:paragraph-properties fo:text-align="center"/>
      <style:text-properties fo:font-weight="bold" style:font-weight-asian="bold" style:font-weight-complex="bold" fo:font-size="28pt" style:font-size-asian="28pt" style:font-size-complex="28pt"/>
    </style:style>
    <style:style style:name="P4" style:parent-style-name="Normal" style:family="paragraph">
      <style:paragraph-properties fo:text-align="center"/>
      <style:text-properties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P12" style:parent-style-name="Normal" style:family="paragraph">
      <style:paragraph-properties fo:text-align="center"/>
      <style:text-properties fo:font-size="16pt" style:font-size-asian="16pt" style:font-size-complex="16pt"/>
    </style:style>
    <style:style style:name="P13" style:parent-style-name="Normal" style:family="paragraph">
      <style:paragraph-properties fo:text-align="center"/>
      <style:text-properties fo:font-size="16pt" style:font-size-asian="16pt" style:font-size-complex="16pt"/>
    </style:style>
    <style:style style:name="P14" style:parent-style-name="Normal" style:family="paragraph">
      <style:paragraph-properties fo:text-align="center"/>
      <style:text-properties fo:font-size="16pt" style:font-size-asian="16pt" style:font-size-complex="16pt"/>
    </style:style>
    <style:style style:name="P15" style:parent-style-name="Normal" style:family="paragraph">
      <style:paragraph-properties fo:text-align="center"/>
      <style:text-properties fo:font-size="16pt" style:font-size-asian="16pt" style:font-size-complex="16pt"/>
    </style:style>
    <style:style style:name="P16" style:parent-style-name="Normal" style:family="paragraph">
      <style:paragraph-properties fo:text-align="center"/>
      <style:text-properties fo:font-size="16pt" style:font-size-asian="16pt" style:font-size-complex="16pt"/>
    </style:style>
    <style:style style:name="P17" style:parent-style-name="Normal" style:family="paragraph">
      <style:paragraph-properties fo:text-align="center"/>
      <style:text-properties fo:font-size="16pt" style:font-size-asian="16pt" style:font-size-complex="16pt"/>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Normal" style:list-style-name="LFO1" style:family="paragraph"/>
    <style:style style:name="T24" style:parent-style-name="DefaultParagraphFont" style:family="text">
      <style:text-properties fo:font-weight="bold" style:font-weight-asian="bold" style:font-weight-complex="bold" fo:font-size="14pt" style:font-size-asian="14pt" style:font-size-complex="14pt"/>
    </style:style>
    <style:style style:name="T25" style:parent-style-name="DefaultParagraphFont" style:family="text">
      <style:text-properties fo:font-size="14pt" style:font-size-asian="14pt" style:font-size-complex="14pt"/>
    </style:style>
    <style:style style:name="P26" style:parent-style-name="Normal" style:list-style-name="LFO1" style:family="paragraph"/>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size="14pt" style:font-size-asian="14pt" style:font-size-complex="14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list-style-name="LFO2" style:family="paragraph"/>
    <style:style style:name="T31" style:parent-style-name="DefaultParagraphFont" style:family="text">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list-style-name="LFO2" style:family="paragraph"/>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Normal" style:family="paragraph">
      <style:text-properties fo:font-weight="bold" style:font-weight-asian="bold" style:font-weight-complex="bold" fo:font-size="14pt" style:font-size-asian="14pt" style:font-size-complex="14pt"/>
    </style:style>
    <style:style style:name="P37" style:parent-style-name="Normal" style:list-style-name="LFO3" style:family="paragraph"/>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size="14pt" style:font-size-asian="14pt" style:font-size-complex="14pt"/>
    </style:style>
    <style:style style:name="P40" style:parent-style-name="Normal" style:list-style-name="LFO3" style:family="paragraph"/>
    <style:style style:name="T41" style:parent-style-name="DefaultParagraphFont" style:family="text">
      <style:text-properties fo:font-weight="bold" style:font-weight-asian="bold" style:font-weight-complex="bold"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list-style-name="LFO4" style:family="paragraph"/>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P47" style:parent-style-name="Normal" style:list-style-name="LFO4" style:family="paragraph"/>
    <style:style style:name="T48" style:parent-style-name="DefaultParagraphFont" style:family="text">
      <style:text-properties fo:font-weight="bold" style:font-weight-asian="bold" style:font-weight-complex="bold"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P51" style:parent-style-name="Normal" style:list-style-name="LFO5" style:family="paragraph"/>
    <style:style style:name="T52" style:parent-style-name="DefaultParagraphFont" style:family="text">
      <style:text-properties fo:font-weight="bold" style:font-weight-asian="bold" style:font-weight-complex="bold" fo:font-size="14pt" style:font-size-asian="14pt" style:font-size-complex="14pt"/>
    </style:style>
    <style:style style:name="T53" style:parent-style-name="DefaultParagraphFont" style:family="text">
      <style:text-properties fo:font-size="14pt" style:font-size-asian="14pt" style:font-size-complex="14pt"/>
    </style:style>
    <style:style style:name="P54" style:parent-style-name="Normal" style:list-style-name="LFO5" style:family="paragraph"/>
    <style:style style:name="T55" style:parent-style-name="DefaultParagraphFont" style:family="text">
      <style:text-properties fo:font-weight="bold" style:font-weight-asian="bold" style:font-weight-complex="bold"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Normal" style:family="paragraph">
      <style:text-properties fo:font-weight="bold" style:font-weight-asian="bold" style:font-weight-complex="bold" fo:font-size="14pt" style:font-size-asian="14pt" style:font-size-complex="14pt"/>
    </style:style>
    <style:style style:name="P58" style:parent-style-name="Normal" style:list-style-name="LFO6" style:family="paragraph"/>
    <style:style style:name="T59" style:parent-style-name="DefaultParagraphFont" style:family="text">
      <style:text-properties fo:font-weight="bold" style:font-weight-asian="bold" style:font-weight-complex="bold"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Normal" style:list-style-name="LFO6" style:family="paragraph"/>
    <style:style style:name="T62" style:parent-style-name="DefaultParagraphFont" style:family="text">
      <style:text-properties fo:font-weight="bold" style:font-weight-asian="bold" style:font-weight-complex="bold" fo:font-size="14pt" style:font-size-asian="14pt" style:font-size-complex="14pt"/>
    </style:style>
    <style:style style:name="T63" style:parent-style-name="DefaultParagraphFont" style:family="text">
      <style:text-properties fo:font-size="14pt" style:font-size-asian="14pt" style:font-size-complex="14pt"/>
    </style:style>
  </office:automatic-styles>
  <office:body>
    <office:text text:use-soft-page-breaks="true">
      <text:p text:style-name="P1"/>
      <text:p text:style-name="P2"/>
      <text:p text:style-name="P3">Analysis Report: K-Means &amp; DBSCAN Clustering on the Olivetti Faces Dataset</text:p>
      <text:p text:style-name="P4">Student Name: Ibrahem Aqel</text:p>
      <text:p text:style-name="P5">Course Name: COMP257</text:p>
      <text:p text:style-name="P6">Date: 2024-09-28</text:p>
      <text:p text:style-name="P7"/>
      <text:p text:style-name="P8"/>
      <text:p text:style-name="P9"/>
      <text:p text:style-name="P10"/>
      <text:p text:style-name="P11"/>
      <text:p text:style-name="P12"/>
      <text:p text:style-name="P13"/>
      <text:p text:style-name="P14"/>
      <text:p text:style-name="P15"/>
      <text:p text:style-name="P16"/>
      <text:p text:style-name="P17"/>
      <text:soft-page-break/>
      <text:p text:style-name="P18">Introduction</text:p>
      <text:p text:style-name="P19">This report covers my experience using K-Means and DBSCAN clustering techniques on the Olivetti Faces dataset. The goal was to explore these unsupervised learning methods and see how they perform in clustering facial images and improving classification accuracy.</text:p>
      <text:p text:style-name="P20">Dataset Overview</text:p>
      <text:p text:style-name="P21">The Olivetti Faces dataset contains 400 grayscale images of 40 people, with each person having 10 images. Each image is 64x64 pixels, and after flattening them into 1D arrays, the dataset becomes a feature matrix of shape (400, 4096). The labels represent the ID of each person, ranging from 0 to 39.</text:p>
      <text:p text:style-name="P22">Step 1: Data Loading and Preprocessing</text:p>
      <text:list text:style-name="LFO1" text:continue-numbering="true">
        <text:list-item>
          <text:p text:style-name="P23"><text:span text:style-name="T24">Process</text:span><text:span text:style-name="T25">: I loaded the dataset using the fetch_olivetti_faces function from sklearn.datasets. I made sure to shuffle the data and set a random state for reproducibility.</text:span></text:p>
        </text:list-item>
        <text:list-item>
          <text:p text:style-name="P26"><text:span text:style-name="T27">Findings</text:span><text:span text:style-name="T28">: The dataset was successfully loaded with 400 samples and 4096 features. This was a good starting point for further analysis.</text:span></text:p>
        </text:list-item>
      </text:list>
      <text:p text:style-name="P29">Step 2: Data Splitting</text:p>
      <text:list text:style-name="LFO2" text:continue-numbering="true">
        <text:list-item>
          <text:p text:style-name="P30"><text:span text:style-name="T31">Process</text:span><text:span text:style-name="T32">: I split the data into training (60%), validation (20%), and test (20%) sets using stratified sampling. This ensured that each set had a balanced number of images per person.</text:span></text:p>
        </text:list-item>
        <text:list-item>
          <text:p text:style-name="P33"><text:span text:style-name="T34">Findings</text:span><text:span text:style-name="T35">: The split resulted in 240 training samples, 80 validation samples, and 80 test samples. This balanced split made sure that the classifier would be trained and tested properly.</text:span></text:p>
        </text:list-item>
      </text:list>
      <text:p text:style-name="P36">Step 3: Initial Classification with SVM</text:p>
      <text:list text:style-name="LFO3" text:continue-numbering="true">
        <text:list-item>
          <text:p text:style-name="P37"><text:span text:style-name="T38">Process</text:span><text:span text:style-name="T39">: I trained a linear SVM classifier using 5-fold cross-validation on the training set. This provided a baseline for how well a simple classifier could perform on the original data.</text:span></text:p>
        </text:list-item>
        <text:list-item>
          <text:p text:style-name="P40"><text:span text:style-name="T41">Findings</text:span><text:span text:style-name="T42">: The SVM achieved a mean cross-validation accuracy of 92.5%. This result showed that the high-dimensional features are pretty useful for distinguishing between different individuals.</text:span></text:p>
        </text:list-item>
      </text:list>
      <text:p text:style-name="P43">Step 4: K-Means Clustering and Dimensionality Reduction</text:p>
      <text:list text:style-name="LFO4" text:continue-numbering="true">
        <text:list-item>
          <text:p text:style-name="P44"><text:span text:style-name="T45">Process</text:span><text:span text:style-name="T46">: I applied K-Means clustering to the training set, trying out cluster numbers from 2 to 20. I used the silhouette score to figure out the best number of clusters.</text:span></text:p>
        </text:list-item>
        <text:list-item>
          <text:p text:style-name="P47"><text:span text:style-name="T48">Findings</text:span><text:span text:style-name="T49">: Surprisingly, the silhouette analysis suggested that 2 was the optimal number of clusters, which is far too low considering there are 40 individuals. This result indicated that K-Means struggled with the high-dimensional facial data and couldn’t capture the differences between individuals.</text:span></text:p>
        </text:list-item>
      </text:list>
      <text:p text:style-name="P50">Step 5: Classification on Reduced Dataset</text:p>
      <text:list text:style-name="LFO5" text:continue-numbering="true">
        <text:list-item>
          <text:p text:style-name="P51"><text:span text:style-name="T52">Process</text:span><text:span text:style-name="T53">: I retrained the SVM classifier using the dataset reduced by K-Means. I wanted to see how dimensionality reduction affected classification performance.</text:span></text:p>
        </text:list-item>
        <text:list-item>
          <text:p text:style-name="P54"><text:span text:style-name="T55">Findings</text:span><text:span text:style-name="T56">: The validation accuracy dropped to 27.5%, showing that a lot of important information was lost when reducing the data to only 2 clusters. This confirmed that K-Means wasn’t a good fit for this type of data.</text:span></text:p>
        </text:list-item>
      </text:list>
      <text:p text:style-name="P57">Step 6: DBSCAN Clustering</text:p>
      <text:list text:style-name="LFO6" text:continue-numbering="true">
        <text:list-item>
          <text:p text:style-name="P58"><text:span text:style-name="T59">Process</text:span><text:span text:style-name="T60">: I used PCA to reduce the dimensionality to 50 components before applying DBSCAN with specific parameters (eps=0.5 and min_samples=5). The goal was to find clusters based on data density.</text:span></text:p>
        </text:list-item>
        <text:list-item>
          <text:p text:style-name="P61"><text:span text:style-name="T62">Findings</text:span><text:span text:style-name="T63">: Unfortunately, DBSCAN didn’t find any clusters and labeled all points as noise. This means that either the parameters were off, or the dataset’s structure wasn’t suitable for DBSCAN clustering. It’s a sign that further tuning or preprocessing is neede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Anderson</meta:initial-creator>
    <dc:creator>Luke Anderson</dc:creator>
    <meta:creation-date>2024-09-28T15:11:00Z</meta:creation-date>
    <dc:date>2024-09-28T15:16:00Z</dc:date>
    <meta:template xlink:href="Normal" xlink:type="simple"/>
    <meta:editing-cycles>3</meta:editing-cycles>
    <meta:editing-duration>PT300S</meta:editing-duration>
    <meta:document-statistic meta:page-count="3" meta:paragraph-count="6" meta:word-count="497" meta:character-count="3329" meta:row-count="23" meta:non-whitespace-character-count="2838"/>
  </office:meta>
</office:document-meta>
</file>